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7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3.0264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7799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Samsung Electro-Mechanics America, Inc.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5 C16 C2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6.8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2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2 C20 C21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0 C11 C13 C19 C22 C23 C25 C26 C27 C4 C5 C6 C7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8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ain:SOD3717X135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ED1 DLED2 DLED3 DLE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J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RECEPTACLE</text:p>
          </table:table-cell>
          <table:table-cell office:value-type="string" calcext:value-type="string">
            <text:p>Main:USB_B_RECEPTACLE</text:p>
          </table:table-cell>
          <table:table-cell/>
          <table:table-cell office:value-type="string" calcext:value-type="string">
            <text:p>On Shore Technology Inc.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420P-02X04-CPU</text:p>
          </table:table-cell>
          <table:table-cell office:value-type="string" calcext:value-type="string">
            <text:p>Main:SOCKET420P-02X04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586042-8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 J10 J11 J12 J13 J14 J15 J2 J3 J4 J5 J6 J7 J8 J9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0 J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_RECEPTACLE_2</text:p>
          </table:table-cell>
          <table:table-cell office:value-type="string" calcext:value-type="string">
            <text:p>Main:USB_A_RECEPTACLE_2</text:p>
          </table:table-cell>
          <table:table-cell/>
          <table:table-cell office:value-type="string" calcext:value-type="string">
            <text:p>Molex, LLC</text:p>
          </table:table-cell>
          <table:table-cell office:value-type="float" office:value="673298000" calcext:value-type="float">
            <text:p>673298000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8 J8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Harwin Inc.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4026-2R2Y</text:p>
          </table:table-cell>
          <table:table-cell office:value-type="string" calcext:value-type="string">
            <text:p>Main:INDP400400X25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4026-2R2Y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Ohms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Wurth Electronics Inc</text:p>
          </table:table-cell>
          <table:table-cell office:value-type="float" office:value="742792651" calcext:value-type="float">
            <text:p>742792651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6045TA-4R7M</text:p>
          </table:table-cell>
          <table:table-cell office:value-type="string" calcext:value-type="string">
            <text:p>Main:INDP600600X42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6045TA-4R7M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_DM3AT-SF-PEJM5</text:p>
          </table:table-cell>
          <table:table-cell office:value-type="string" calcext:value-type="string">
            <text:p>Main:MICROSD_RECEPTACLE_2</text:p>
          </table:table-cell>
          <table:table-cell/>
          <table:table-cell office:value-type="string" calcext:value-type="string">
            <text:p>Hirose Electric Co Ltd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 Q5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2222A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2 R3 R4 R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5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1.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.76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NSE_WSL3637</text:p>
          </table:table-cell>
          <table:table-cell office:value-type="string" calcext:value-type="string">
            <text:p>Main:RESC940914X064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WSL36373L000FEA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1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49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 R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 R33 R34 R35 R36 R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 R26 R39 R7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 R38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 R17 R18 R19 R20 R21 R22 R67 R69 R7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7.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0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 S2 S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3-1825910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Main:QFP50P1400X1400X160-100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418</text:p>
          </table:table-cell>
          <table:table-cell office:value-type="string" calcext:value-type="string">
            <text:p>Main:SOT095P300X150X145-5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3418KTR-G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Main:SOP65P440X300X120-8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Main:SOP127P490X390X100-8NT320X240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Main:QFN65P400X400X90-16NT210X2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Main:SOP50P300X300X100-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4_12MHz</text:p>
          </table:table-cell>
          <table:table-cell office:value-type="string" calcext:value-type="string">
            <text:p>Main:XTAL320X250X100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M8G-12.000MHZ-4Y-T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3-31T23:25:23.198324852</dc:date>
    <meta:editing-duration>PT7S</meta:editing-duration>
    <meta:editing-cycles>2</meta:editing-cycles>
    <meta:document-statistic meta:table-count="1" meta:cell-count="446" meta:object-count="0"/>
  </office:meta>
</office:document-meta>
</file>